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3fe" officeooo:paragraph-rsid="000c13fe"/>
    </style:style>
    <style:style style:name="P2" style:family="paragraph" style:parent-style-name="Standard">
      <style:text-properties officeooo:rsid="000c5f91" officeooo:paragraph-rsid="000c5f91"/>
    </style:style>
    <style:style style:name="P3" style:family="paragraph" style:parent-style-name="Standard">
      <style:text-properties fo:font-size="16pt" officeooo:rsid="000c5f91" officeooo:paragraph-rsid="000c5f91" style:font-size-asian="16pt" style:font-size-complex="16pt"/>
    </style:style>
    <style:style style:name="P4" style:family="paragraph" style:parent-style-name="Standard">
      <style:text-properties fo:font-size="16pt" officeooo:rsid="000cb18d" officeooo:paragraph-rsid="000cb18d" style:font-size-asian="16pt" style:font-size-complex="16pt"/>
    </style:style>
    <style:style style:name="P5" style:family="paragraph" style:parent-style-name="Standard">
      <style:text-properties officeooo:paragraph-rsid="000c5f91"/>
    </style:style>
    <style:style style:name="P6" style:family="paragraph" style:parent-style-name="Standard">
      <style:text-properties officeooo:rsid="000cb18d" officeooo:paragraph-rsid="000cb18d"/>
    </style:style>
    <style:style style:name="T1" style:family="text">
      <style:text-properties officeooo:rsid="000c5f91"/>
    </style:style>
    <style:style style:name="T2" style:family="text">
      <style:text-properties fo:color="#a31515" style:font-name="Consolas" fo:font-size="9pt" fo:font-weight="normal" fo:background-color="#fffffe" loext:char-shading-value="0"/>
    </style:style>
    <style:style style:name="T3" style:family="text">
      <style:text-properties fo:color="#ce181e" officeooo:rsid="000c5f91"/>
    </style:style>
    <style:style style:name="T4" style:family="text">
      <style:text-properties style:use-window-font-color="true" style:font-name="Consolas" fo:font-size="9pt" fo:font-weight="normal" fo:background-color="#fffff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de falhas</text:p>
      <text:p text:style-name="P2"/>
      <text:p text:style-name="P1"><text:span text:style-name="T1">1. </text:span>A chave 'extenso' muda para o inglês(full).</text:p>
      <text:p text:style-name="P1"/>
      <text:p text:style-name="P2">2. A unidade "três"(3) está sendo enviada como "tword".</text:p>
      <text:p text:style-name="P2"/>
      <text:p text:style-name="P5"><text:span text:style-name="T1">3. Quando não é possível converter o valor, o texto por extenso sendo enviado não é 'Invalid data' e sim</text:span><text:span text:style-name="T3"> '</text:span><text:span text:style-name="T2"> Invalid data\n'</text:span><text:span text:style-name="T4">.</text:span></text:p>
      <text:p text:style-name="P2"/>
      <text:p text:style-name="P4">Estatística</text:p>
      <text:p text:style-name="P4"/>
      <text:p text:style-name="P6">Apenas dois dos quatro requisitos enviados passaram nos testes.</text:p>
      <text:p text:style-name="P6"/>
      <text:p text:style-name="P6"><text:tab/>a) Desenvolver um servidor HTTP que, para cada requisição GET, retorne um JSON cuja chave 'extenso' seja a versão por extenso do número inteiro enviado no path. (A chave muda quando o idioma é alterado)</text:p>
      <text:p text:style-name="P6"/>
      <text:p text:style-name="P6"><text:tab/>b) Os números podem estar no intervalo [-99999, 99999], e quando o serviço for integrado, podem vir de um formulário preenchido pelo usuário ou como resultado de um cálculo. (Existem erros de digitação)</text:p>
      <text:p text:style-name="P6"/>
      <text:p text:style-name="P6"><text:tab/>c) Visando internacionalizar o sistema, na URI deve ser informado o idioma da versão por extenso retornada. Pelo menos inglês e português devem ser suportados. (O sistema atende aos dois idiomas)</text:p>
      <text:p text:style-name="P6"/>
      <text:p text:style-name="P6"><text:tab/>d) Caso não seja possível converter o valor, o texto por extenso deve ser 'Invalid data'. (A resposta está vindo com um espaço antes e um \n após o texto solicitad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4S</meta:editing-duration>
    <meta:editing-cycles>5</meta:editing-cycles>
    <meta:generator>LibreOffice/6.0.5.2$Windows_X86_64 LibreOffice_project/54c8cbb85f300ac59db32fe8a675ff7683cd5a16</meta:generator>
    <dc:date>2020-08-26T23:43:09.609000000</dc:date>
    <meta:document-statistic meta:table-count="0" meta:image-count="0" meta:object-count="0" meta:page-count="1" meta:paragraph-count="10" meta:word-count="183" meta:character-count="1085" meta:non-whitespace-character-count="908"/>
    <meta:user-defined meta:name="Info 1"/>
    <meta:user-defined meta:name="Info 2"/>
    <meta:user-defined meta:name="Info 3"/>
    <meta:user-defined meta:name="Info 4"/>
  </office:meta>
</office:document-meta>
</file>